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180000008C69E68F78A835DCCB.png" manifest:media-type="image/png"/>
  <manifest:file-entry manifest:full-path="Pictures/10000000000001180000008C11089C8E8285B3D1.png" manifest:media-type="image/png"/>
  <manifest:file-entry manifest:full-path="Pictures/10000000000001180000008C2D29DE73023F9BBD.png" manifest:media-type="image/png"/>
  <manifest:file-entry manifest:full-path="Pictures/10000000000001180000008C14E1CB66666EC1C8.png" manifest:media-type="image/png"/>
  <manifest:file-entry manifest:full-path="Pictures/10000000000001180000008C08D968ECECF4B68A.png" manifest:media-type="image/png"/>
  <manifest:file-entry manifest:full-path="Pictures/10000000000001180000008C9C2F36F5042C2C92.png" manifest:media-type="image/png"/>
  <manifest:file-entry manifest:full-path="Pictures/10000000000001180000008CE2B2731CC5CD6B5D.png" manifest:media-type="image/png"/>
  <manifest:file-entry manifest:full-path="Pictures/10000000000001180000008C3F087D71AC54C861.png" manifest:media-type="image/png"/>
  <manifest:file-entry manifest:full-path="Pictures/10000000000001180000008C66D921EEA8A472B1.png" manifest:media-type="image/png"/>
  <manifest:file-entry manifest:full-path="Pictures/10000000000001180000008C83F1AAE8AC656B97.png" manifest:media-type="image/png"/>
  <manifest:file-entry manifest:full-path="Pictures/10000000000001180000008CC6B5827901B688B0.png" manifest:media-type="image/png"/>
  <manifest:file-entry manifest:full-path="Pictures/10000000000001180000008CB98A5A2C614DD9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/>
    </style:style>
    <style:style style:name="P3" style:family="paragraph">
      <loext:graphic-properties draw:fill="none" draw:fill-color="#ffffff"/>
      <style:paragraph-properties fo:text-align="center"/>
      <style:text-properties fo:font-size="13pt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6.137cm" svg:height="3.01cm" svg:x="0.254cm" svg:y="1.27cm">
          <draw:image xlink:href="Pictures/10000000000001180000008C66D921EEA8A472B1.png" xlink:type="simple" xlink:show="embed" xlink:actuate="onLoad">
            <text:p/>
          </draw:image>
        </draw:frame>
        <draw:frame draw:style-name="gr1" draw:text-style-name="P1" draw:layer="layout" svg:width="6.081cm" svg:height="3.01cm" svg:x="6.919cm" svg:y="1.27cm">
          <draw:image xlink:href="Pictures/10000000000001180000008C2D29DE73023F9BBD.png" xlink:type="simple" xlink:show="embed" xlink:actuate="onLoad">
            <text:p/>
          </draw:image>
        </draw:frame>
        <draw:frame draw:style-name="gr1" draw:text-style-name="P1" draw:layer="layout" svg:width="6.081cm" svg:height="3.048cm" svg:x="13.716cm" svg:y="1.27cm">
          <draw:image xlink:href="Pictures/10000000000001180000008C83F1AAE8AC656B97.png" xlink:type="simple" xlink:show="embed" xlink:actuate="onLoad">
            <text:p/>
          </draw:image>
        </draw:frame>
        <draw:frame draw:style-name="gr1" draw:text-style-name="P1" draw:layer="layout" svg:width="6.053cm" svg:height="3.011cm" svg:x="20.363cm" svg:y="1.307cm">
          <draw:image xlink:href="Pictures/10000000000001180000008CC6B5827901B688B0.png" xlink:type="simple" xlink:show="embed" xlink:actuate="onLoad">
            <text:p/>
          </draw:image>
        </draw:frame>
        <draw:frame draw:style-name="gr1" draw:text-style-name="P1" draw:layer="layout" svg:width="6.137cm" svg:height="3.048cm" svg:x="0.213cm" svg:y="5.869cm">
          <draw:image xlink:href="Pictures/10000000000001180000008CB98A5A2C614DD97D.png" xlink:type="simple" xlink:show="embed" xlink:actuate="onLoad">
            <text:p/>
          </draw:image>
        </draw:frame>
        <draw:frame draw:style-name="gr1" draw:text-style-name="P1" draw:layer="layout" svg:width="6.137cm" svg:height="3.048cm" svg:x="6.817cm" svg:y="5.869cm">
          <draw:image xlink:href="Pictures/10000000000001180000008CE2B2731CC5CD6B5D.png" xlink:type="simple" xlink:show="embed" xlink:actuate="onLoad">
            <text:p/>
          </draw:image>
        </draw:frame>
        <draw:frame draw:style-name="gr1" draw:text-style-name="P1" draw:layer="layout" svg:width="6.137cm" svg:height="3.021cm" svg:x="13.716cm" svg:y="5.88cm">
          <draw:image xlink:href="Pictures/10000000000001180000008C9C2F36F5042C2C92.png" xlink:type="simple" xlink:show="embed" xlink:actuate="onLoad">
            <text:p/>
          </draw:image>
        </draw:frame>
        <draw:frame draw:style-name="gr1" draw:text-style-name="P1" draw:layer="layout" svg:width="6.137cm" svg:height="3.047cm" svg:x="20.32cm" svg:y="5.934cm">
          <draw:image xlink:href="Pictures/10000000000001180000008C11089C8E8285B3D1.png" xlink:type="simple" xlink:show="embed" xlink:actuate="onLoad">
            <text:p/>
          </draw:image>
        </draw:frame>
        <draw:frame draw:style-name="gr1" draw:text-style-name="P1" draw:layer="layout" svg:width="6.137cm" svg:height="3.01cm" svg:x="0.254cm" svg:y="10.583cm">
          <draw:image xlink:href="Pictures/10000000000001180000008C08D968ECECF4B68A.png" xlink:type="simple" xlink:show="embed" xlink:actuate="onLoad">
            <text:p/>
          </draw:image>
        </draw:frame>
        <draw:frame draw:style-name="gr1" draw:text-style-name="P1" draw:layer="layout" svg:width="6.137cm" svg:height="3.048cm" svg:x="6.817cm" svg:y="10.668cm">
          <draw:image xlink:href="Pictures/10000000000001180000008C14E1CB66666EC1C8.png" xlink:type="simple" xlink:show="embed" xlink:actuate="onLoad">
            <text:p/>
          </draw:image>
        </draw:frame>
        <draw:frame draw:style-name="gr1" draw:text-style-name="P1" draw:layer="layout" svg:width="6.137cm" svg:height="3.048cm" svg:x="13.716cm" svg:y="10.646cm">
          <draw:image xlink:href="Pictures/10000000000001180000008C3F087D71AC54C861.png" xlink:type="simple" xlink:show="embed" xlink:actuate="onLoad">
            <text:p/>
          </draw:image>
        </draw:frame>
        <draw:frame draw:style-name="gr1" draw:text-style-name="P1" draw:layer="layout" svg:width="6.137cm" svg:height="3.048cm" svg:x="20.32cm" svg:y="10.668cm">
          <draw:image xlink:href="Pictures/10000000000001180000008C69E68F78A835DCCB.png" xlink:type="simple" xlink:show="embed" xlink:actuate="onLoad">
            <text:p/>
          </draw:image>
        </draw:frame>
        <draw:frame draw:style-name="gr2" draw:text-style-name="P3" draw:layer="layout" svg:width="1.524cm" svg:height="0.763cm" svg:x="2.794cm" svg:y="0.454cm">
          <draw:text-box>
            <text:p text:style-name="P2">1</text:p>
          </draw:text-box>
        </draw:frame>
        <draw:frame draw:style-name="gr2" draw:text-style-name="P3" draw:layer="layout" svg:width="1.524cm" svg:height="0.763cm" svg:x="9.136cm" svg:y="0.454cm">
          <draw:text-box>
            <text:p text:style-name="P2">2</text:p>
          </draw:text-box>
        </draw:frame>
        <draw:frame draw:style-name="gr2" draw:text-style-name="P3" draw:layer="layout" svg:width="1.524cm" svg:height="0.763cm" svg:x="15.478cm" svg:y="0.361cm">
          <draw:text-box>
            <text:p text:style-name="P2">4</text:p>
          </draw:text-box>
        </draw:frame>
        <draw:frame draw:style-name="gr2" draw:text-style-name="P3" draw:layer="layout" svg:width="1.524cm" svg:height="0.763cm" svg:x="22.86cm" svg:y="0.545cm">
          <draw:text-box>
            <text:p text:style-name="P2">8</text:p>
          </draw:text-box>
        </draw:frame>
        <draw:frame draw:style-name="gr2" draw:text-style-name="P3" draw:layer="layout" svg:width="1.524cm" svg:height="0.763cm" svg:x="2.54cm" svg:y="5.016cm">
          <draw:text-box>
            <text:p text:style-name="P2">16</text:p>
          </draw:text-box>
        </draw:frame>
        <draw:frame draw:style-name="gr2" draw:text-style-name="P3" draw:layer="layout" svg:width="1.524cm" svg:height="0.763cm" svg:x="8.982cm" svg:y="5.016cm">
          <draw:text-box>
            <text:p text:style-name="P2">32</text:p>
          </draw:text-box>
        </draw:frame>
        <draw:frame draw:style-name="gr2" draw:text-style-name="P3" draw:layer="layout" svg:width="1.524cm" svg:height="0.763cm" svg:x="15.624cm" svg:y="4.923cm">
          <draw:text-box>
            <text:p text:style-name="P2">64</text:p>
          </draw:text-box>
        </draw:frame>
        <draw:frame draw:style-name="gr2" draw:text-style-name="P3" draw:layer="layout" svg:width="1.524cm" svg:height="0.763cm" svg:x="22.606cm" svg:y="5.107cm">
          <draw:text-box>
            <text:p text:style-name="P2">128</text:p>
          </draw:text-box>
        </draw:frame>
        <draw:frame draw:style-name="gr2" draw:text-style-name="P3" draw:layer="layout" svg:width="1.524cm" svg:height="0.763cm" svg:x="2.54cm" svg:y="9.691cm">
          <draw:text-box>
            <text:p text:style-name="P2">256</text:p>
          </draw:text-box>
        </draw:frame>
        <draw:frame draw:style-name="gr2" draw:text-style-name="P3" draw:layer="layout" svg:width="1.524cm" svg:height="0.763cm" svg:x="8.682cm" svg:y="9.691cm">
          <draw:text-box>
            <text:p text:style-name="P2">512</text:p>
          </draw:text-box>
        </draw:frame>
        <draw:frame draw:style-name="gr2" draw:text-style-name="P3" draw:layer="layout" svg:width="1.524cm" svg:height="0.763cm" svg:x="15.624cm" svg:y="9.598cm">
          <draw:text-box>
            <text:p text:style-name="P2">1024</text:p>
          </draw:text-box>
        </draw:frame>
        <draw:frame draw:style-name="gr2" draw:text-style-name="P3" draw:layer="layout" svg:width="1.524cm" svg:height="0.763cm" svg:x="22.606cm" svg:y="9.782cm">
          <draw:text-box>
            <text:p text:style-name="P2">2048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4:20:37.143834762</meta:creation-date>
    <dc:date>2019-09-12T15:15:45.412385378</dc:date>
    <meta:editing-duration>PT25M42S</meta:editing-duration>
    <meta:editing-cycles>1</meta:editing-cycles>
    <meta:document-statistic meta:object-count="47"/>
    <meta:generator>LibreOffice/6.0.7.3$Linux_X86_64 LibreOffice_project/00m0$Build-3</meta:generator>
  </office:meta>
</office:document-meta>
</file>